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3125in" table:align="margins"/>
    </style:style>
    <style:style style:name="Table1.A" style:family="table-column">
      <style:table-column-properties style:column-width="1.0576in" style:rel-column-width="1523*"/>
    </style:style>
    <style:style style:name="Table1.B" style:family="table-column">
      <style:table-column-properties style:column-width="0.6569in" style:rel-column-width="946*"/>
    </style:style>
    <style:style style:name="Table1.C" style:family="table-column">
      <style:table-column-properties style:column-width="3.141in" style:rel-column-width="4523*"/>
    </style:style>
    <style:style style:name="Table1.D" style:family="table-column">
      <style:table-column-properties style:column-width="5.4569in" style:rel-column-width="78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" style:family="table">
      <style:table-properties style:width="10.3125in" table:align="margins"/>
    </style:style>
    <style:style style:name="Tabella1.A" style:family="table-column">
      <style:table-column-properties style:column-width="1.3299in" style:rel-column-width="1915*"/>
    </style:style>
    <style:style style:name="Tabella1.B" style:family="table-column">
      <style:table-column-properties style:column-width="1.3944in" style:rel-column-width="2008*"/>
    </style:style>
    <style:style style:name="Tabella1.C" style:family="table-column">
      <style:table-column-properties style:column-width="7.5882in" style:rel-column-width="10927*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Ubuntu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24pt" fo:font-weight="bold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fo:font-weight="normal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20pt" fo:font-weight="normal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2pt" fo:font-weight="normal" style:font-size-asian="1.75pt" style:font-weight-asian="normal" style:font-size-complex="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6pt" fo:font-weight="normal" style:font-size-asian="16pt" style:font-weight-asian="normal" style:font-size-complex="1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15pt" fo:font-style="italic" style:font-size-asian="15pt" style:font-style-asian="italic" style:font-size-complex="15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Ubuntu" fo:font-size="18pt" fo:letter-spacing="normal" fo:font-style="normal" fo:font-weight="normal" style:font-size-asian="18pt" style:font-size-complex="1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12pt" fo:font-style="normal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12pt" fo:font-style="italic" style:font-size-asian="12pt" style:font-style-asian="italic" style:font-size-complex="12pt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style:font-name="Ubuntu" fo:font-size="18pt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ga 10: <text:span text:style-name="T1">verifica, criticità, proposte</text:span></text:p>
      <text:p text:style-name="P6">17 novembre 2011</text:p>
      <text:p text:style-name="P10"/>
      <text:p text:style-name="P4">Aspetti analizzati, criticità e proposte</text:p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Obiettivo</text:p>
          </table:table-cell>
          <table:table-cell table:style-name="Table1.A1" office:value-type="string">
            <text:p text:style-name="P11">Voto</text:p>
          </table:table-cell>
          <table:table-cell table:style-name="Table1.A1" office:value-type="string">
            <text:p text:style-name="P15">Criticità</text:p>
          </table:table-cell>
          <table:table-cell table:style-name="Table1.D1" office:value-type="string">
            <text:p text:style-name="P15">Proposte</text:p>
          </table:table-cell>
        </table:table-row>
        <table:table-row>
          <table:table-cell table:style-name="Table1.A2" office:value-type="string">
            <text:p text:style-name="P16">Incontro e conoscenza</text:p>
            <text:p text:style-name="P12"/>
            <text:p text:style-name="P12"/>
          </table:table-cell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13">1 Partecipazione gli incontri</text:p>
            <text:p text:style-name="P13">2 Non predisposizione a fare sinergia</text:p>
            <text:p text:style-name="P13">3 Esigue energie: concentrare gli sforzi sulle proprie attività</text:p>
            <text:p text:style-name="P13">4 conseguente visibilità in citta non troppo forte. Non impegno nel dare visibilità al progetto di rete</text:p>
          </table:table-cell>
          <table:table-cell table:style-name="Table1.D2" office:value-type="string">
            <text:p text:style-name="P13">A) Obiettivo culturale preciso</text:p>
            <text:p text:style-name="P13">B) Un evento organizzato da tutte le associazioni di RAGA10</text:p>
            <text:p text:style-name="P13">C) Realizzazione di progetti insieme fra gruppi di associazioni che condividono “la mission” o che sono complementari</text:p>
            <text:p text:style-name="P13">D) Che almeno ogni associazione partecipi a 2 riunioni all'anno</text:p>
            <text:p text:style-name="P13">E) Che almeno una volta all'anno si tenga <text:span text:style-name="T2">un'assemblea</text:span></text:p>
            <text:p text:style-name="P14">F) Chiedere ad ogni associazione che si iscrive la motivazione di partecipazione alla rete e la disponibilità indicativa di partecipare alle azioni di rete</text:p>
            <text:p text:style-name="P14">G) Invitare alla partecipazione quei soci che non sono in prima linea in modo che possano trovare un nuovo stimolo e che il carico di lavoro non cada sempre sui soliti</text:p>
            <text:p text:style-name="P13"><text:span text:style-name="T3">H)</text:span><text:span text:style-name="T2"> </text:span><text:span text:style-name="T3">Un unico luogo che le associazioni possano condividere per fare le riunioni</text:span></text:p>
            <text:p text:style-name="P13"><text:span text:style-name="T3">I) Visita alle associazioni nelle loro sedi. Ognuna si racconta. A turno i partecipanti alla visita scrivono un resoconto da pubblicare in bacheca per raccontare agli altri ed aumentare la visibilità delle associaizioni</text:span></text:p>
            <text:p text:style-name="P13"><text:span text:style-name="T3"/></text:p>
          </table:table-cell>
        </table:table-row>
        <text:soft-page-break/>
        <table:table-row>
          <table:table-cell table:style-name="Table1.A2" office:value-type="string">
            <text:p text:style-name="P16">Strumenti</text:p>
            <text:p text:style-name="P17"/>
            <text:p text:style-name="P12"/>
          </table:table-cell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13">1 Bacheca virtuale utilizzata, ma aggiungere visibilità</text:p>
            <text:p text:style-name="P13">2. Bacheca fisica non in funzione. URP ha dato la disponibilità, ma nella pratica non è cambiato nulla rispetto a prima e anzi si è verificato un rifiuto senza una adeguata motivazione</text:p>
            <text:p text:style-name="P13">3. Mailing-list ottimo strumento, ma in parecchi dicono “troppe email”</text:p>
          </table:table-cell>
          <table:table-cell table:style-name="Table1.D2" office:value-type="string">
            <text:p text:style-name="P13">A) Creare collegamenti alla bacheca da giornali locali e siti di social network. Ok la pagina facebook come invito a consultare la bacheca, ma ogni tanto deve essere aggiornata.</text:p>
            <text:p text:style-name="P13">B) Creare una mailing-list apposita per l'esclusiva veicolazione dei post in bacheca. Alcune associazioni non sono interessate ai messaggi operativi fra le associaioni</text:p>
            <text:p text:style-name="P13">C) Predisporre un forum, per dare visibilità alle decisioni prese e al processo decisionale</text:p>
          </table:table-cell>
        </table:table-row>
        <table:table-row>
          <table:table-cell table:style-name="Table1.A2" office:value-type="string">
            <text:p text:style-name="P16">Evento</text:p>
            <text:p text:style-name="P16">(NTV)</text:p>
          </table:table-cell>
          <table:table-cell table:style-name="Table1.A2" office:value-type="string">
            <text:p text:style-name="P16">7,5</text:p>
          </table:table-cell>
          <table:table-cell table:style-name="Table1.A2" office:value-type="string">
            <text:p text:style-name="P13">1. Non evento <text:span text:style-name="T2">RAGA10</text:span><text:span text:style-name="T3">, quindi poca visibilità</text:span></text:p>
            <text:p text:style-name="P13"><text:span text:style-name="T3">2. Periodo critico (26 agosto)</text:span></text:p>
            <text:p text:style-name="P13"><text:span text:style-name="T3">3. Individuazione dei ruoli e delega prima dell'evento</text:span></text:p>
          </table:table-cell>
          <table:table-cell table:style-name="Table1.D2" office:value-type="string">
            <text:p text:style-name="P13">A) Partecipare alle conferenza stampa cui si è invitati</text:p>
            <text:p text:style-name="P13">B) Preparare articoli per i giornali</text:p>
            <text:p text:style-name="P13">C) Necessario un palco per gli annunci e le attività che, come gli Oscar RAGA10, erano “di tutta la cittadinanza”</text:p>
            <text:p text:style-name="P13">D) Riproporre l'attività degli Oscar RAGA10 al prossimo evento annuale per fare in modo che diventi una tradizione.</text:p>
          </table:table-cell>
        </table:table-row>
      </table:table>
      <text:p text:style-name="P7"/>
      <text:p text:style-name="P4"/>
      <text:p text:style-name="P2"/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1">Criterio</text:p>
          </table:table-cell>
          <table:table-cell table:style-name="Tabella1.A1" office:value-type="string">
            <text:p text:style-name="P11">Voto</text:p>
          </table:table-cell>
          <table:table-cell table:style-name="Tabella1.C1" office:value-type="string">
            <text:p text:style-name="P11">Proposte</text:p>
          </table:table-cell>
        </table:table-row>
        <table:table-row>
          <table:table-cell table:style-name="Tabella1.A2" office:value-type="string">
            <text:p text:style-name="P16">Visibilità</text:p>
            <text:p text:style-name="P12"/>
            <text:p text:style-name="P12"/>
            <text:p text:style-name="P12"/>
          </table:table-cell>
          <table:table-cell table:style-name="Tabella1.A2" office:value-type="string">
            <text:p text:style-name="P16">6 (scarso)</text:p>
          </table:table-cell>
          <table:table-cell table:style-name="Tabella1.C2" office:value-type="string">
            <text:p text:style-name="P13">A) Dare maggiore visibilità alla bacheca</text:p>
            <text:p text:style-name="P13">B) Giornali</text:p>
            <text:p text:style-name="P13">C) Incontrare i candidati locali in vista delle prossime elezionie comunali per parlare delle soluzioni che potremmo trovare insieme</text:p>
          </table:table-cell>
        </table:table-row>
      </table:table>
      <text:p text:style-name="P8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6902in" fo:margin-right="0.6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ina <text:page-number text:select-page="current">2</text:page-number> di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pion </meta:initial-creator>
    <meta:creation-date>2011-09-15T13:21:09</meta:creation-date>
    <dc:date>2011-11-17T10:35:28</dc:date>
    <dc:creator>Luca Ferroni</dc:creator>
    <meta:editing-duration>PT1H4M39S</meta:editing-duration>
    <meta:editing-cycles>5</meta:editing-cycles>
    <meta:generator>LibreOffice/3.4$Unix LibreOffice_project/340m1$Build-302</meta:generator>
    <meta:document-statistic meta:table-count="2" meta:image-count="0" meta:object-count="0" meta:page-count="2" meta:paragraph-count="49" meta:word-count="438" meta:character-count="2771" meta:non-whitespace-character-count="2382"/>
  </office:meta>
</office:document-meta>
</file>